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9a2a"/>
    </style:style>
    <style:style style:name="P2" style:family="paragraph" style:parent-style-name="Standard">
      <style:text-properties officeooo:rsid="000b9a2a" officeooo:paragraph-rsid="000b9a2a"/>
    </style:style>
    <style:style style:name="P3" style:family="paragraph" style:parent-style-name="Standard">
      <style:text-properties officeooo:rsid="000c1b05" officeooo:paragraph-rsid="000c1b05"/>
    </style:style>
    <style:style style:name="P4" style:family="paragraph" style:parent-style-name="Standard">
      <style:text-properties officeooo:rsid="000c1b05" officeooo:paragraph-rsid="000c1b05"/>
    </style:style>
    <style:style style:name="P5" style:family="paragraph" style:parent-style-name="Standard">
      <style:text-properties officeooo:rsid="0011294f" officeooo:paragraph-rsid="0011294f"/>
    </style:style>
    <style:style style:name="T1" style:family="text">
      <style:text-properties officeooo:rsid="000b9a2a"/>
    </style:style>
    <style:style style:name="T2" style:family="text">
      <style:text-properties officeooo:rsid="000bd9bd"/>
    </style:style>
    <style:style style:name="T3" style:family="text">
      <style:text-properties officeooo:rsid="000dafc9"/>
    </style:style>
    <style:style style:name="T4" style:family="text">
      <style:text-properties officeooo:rsid="000e1c4f"/>
    </style:style>
    <style:style style:name="T5" style:family="text">
      <style:text-properties officeooo:rsid="00112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Recipe:</text:p>
      <text:p text:style-name="P1">- <text:span text:style-name="T1">Alle Button bei den Monaten</text:span></text:p>
      <text:p text:style-name="Standard">- <text:span text:style-name="T1">Individuelle Zutat eingeben</text:span></text:p>
      <text:p text:style-name="Standard">- <text:span text:style-name="T2">Drag and Drop / Sortieren der Zutaten</text:span></text:p>
      <text:p text:style-name="Standard">- <text:span text:style-name="T3">Wenn zurück zu Ingredients, sollten sie auch ausgewählt sein</text:span></text:p>
      <text:p text:style-name="Standard">- <text:span text:style-name="T5">Zutaten löschen</text:span></text:p>
      <text:p text:style-name="Standard"/>
      <text:p text:style-name="P3">ShowRecipe:</text:p>
      <text:p text:style-name="P3">- Rezepte ändern</text:p>
      <text:p text:style-name="P3">- <text:span text:style-name="T4">nach löschen zurück mit useContext</text:span></text:p>
      <text:p text:style-name="P3"/>
      <text:p text:style-name="P5">Zusta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01:47.594790448</meta:creation-date>
    <meta:generator>LibreOffice/7.3.7.2$Linux_X86_64 LibreOffice_project/30$Build-2</meta:generator>
    <dc:date>2023-10-11T22:07:09.765820736</dc:date>
    <meta:editing-duration>PT1H35M53S</meta:editing-duration>
    <meta:editing-cycles>8</meta:editing-cycles>
    <meta:document-statistic meta:table-count="0" meta:image-count="0" meta:object-count="0" meta:page-count="1" meta:paragraph-count="10" meta:word-count="43" meta:character-count="256" meta:non-whitespace-character-count="223"/>
  </office:meta>
</office:document-meta>
</file>